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sychology</text:p>
      <text:p text:style-name="Standard">Psychology is the scientific study of mind and behavior.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3" meta:character-count="2442" meta:non-whitespace-character-count="2121"/>
    <meta:user-defined meta:name="AppVersion">14.0000</meta:user-defined>
    <meta:template xlink:type="simple" xlink:actuate="onRequest" xlink:title="Normal.dotm" xlink:href=""/>
  </office:meta>
</office:document-meta>
</file>